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0.996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4" style:family="table-cell" style:parent-style-name="Default" style:data-style-name="N104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10" style:family="table-cell" style:parent-style-name="Default" style:data-style-name="N11"/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Component Type</text:p>
          </table:table-cell>
          <table:table-cell table:style-name="ce8" office:value-type="string" calcext:value-type="string">
            <text:p>Item Link</text:p>
          </table:table-cell>
          <table:table-cell table:style-name="ce8" office:value-type="string" calcext:value-type="string">
            <text:p>Quantity needed</text:p>
          </table:table-cell>
          <table:table-cell table:style-name="ce8" office:value-type="string" calcext:value-type="string">
            <text:p>Relevant Specifications</text:p>
          </table:table-cell>
          <table:table-cell table:style-name="ce8" office:value-type="string" calcext:value-type="string">
            <text:p>Tax % (if not included)</text:p>
          </table:table-cell>
          <table:table-cell table:style-name="ce8" office:value-type="string" calcext:value-type="string">
            <text:p>Price each (AUD)</text:p>
          </table:table-cell>
          <table:table-cell table:style-name="ce8" office:value-type="string" calcext:value-type="string">
            <text:p>Total Cost (AUD)</text:p>
          </table:table-cell>
          <table:table-cell table:style-name="ce8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2</text:p>
          </table:table-cell>
          <table:table-cell office:value-type="string" calcext:value-type="string">
            <text:p><text:a xlink:href="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" xlink:type="simple">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</text:a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.7v, 400mAh, 53x36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1.22" calcext:value-type="currency">
            <text:p>$11.22</text:p>
          </table:table-cell>
          <table:table-cell table:style-name="ce11" table:formula="of:=[.C2]*[.F2]*(1+[.E2])" office:value-type="currency" office:currency="AUD" office:value="22.44" calcext:value-type="currency">
            <text:p>$22.44</text:p>
          </table:table-cell>
          <table:table-cell table:style-name="ce11" table:formula="of:=[.G2] * 0.65" office:value-type="currency" office:currency="AUD" office:value="14.586" calcext:value-type="currency">
            <text:p>$14.59</text:p>
          </table:table-cell>
          <table:table-cell table:style-name="ce11" table:formula="of:=[.G2]" office:value-type="currency" office:currency="AUD" office:value="22.44" calcext:value-type="currency">
            <text:p>$22.44</text:p>
          </table:table-cell>
          <table:table-cell table:style-name="ce11" table:formula="of:=[.I2] * 0.65" office:value-type="currency" office:currency="AUD" office:value="14.586" calcext:value-type="currency">
            <text:p>$14.59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https://www.aliexpress.com/item/1005006035267231.html?afTraceInfo=1005006035267231__pc__c_ppc_item_bridge_pc_main__3EUczl2__1762002951010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11" table:formula="of:=[.C3]*[.F3]*(1+[.E3])" office:value-type="currency" office:currency="AUD" office:value="24.86" calcext:value-type="currency">
            <text:p>$24.86</text:p>
          </table:table-cell>
          <table:table-cell table:style-name="ce11" table:formula="of:=[.G3] * 0.65" office:value-type="currency" office:currency="AUD" office:value="16.159" calcext:value-type="currency">
            <text:p>$16.16</text:p>
          </table:table-cell>
          <table:table-cell table:style-name="ce11" table:formula="of:=[.I2]+[.G3]" office:value-type="currency" office:currency="AUD" office:value="47.3" calcext:value-type="currency">
            <text:p>$47.30</text:p>
          </table:table-cell>
          <table:table-cell table:style-name="ce11" table:formula="of:=[.I3] * 0.65" office:value-type="currency" office:currency="AUD" office:value="30.745" calcext:value-type="currency">
            <text:p>$30.75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11" table:formula="of:=[.C4]*[.F4]*(1+[.E4])" office:value-type="currency" office:currency="AUD" office:value="20.163" calcext:value-type="currency">
            <text:p>$20.16</text:p>
          </table:table-cell>
          <table:table-cell table:style-name="ce11" table:formula="of:=[.G4] * 0.65" office:value-type="currency" office:currency="AUD" office:value="13.10595" calcext:value-type="currency">
            <text:p>$13.11</text:p>
          </table:table-cell>
          <table:table-cell table:style-name="ce11" table:formula="of:=[.I3]+[.G4]" office:value-type="currency" office:currency="AUD" office:value="67.463" calcext:value-type="currency">
            <text:p>$67.46</text:p>
          </table:table-cell>
          <table:table-cell table:style-name="ce11" table:formula="of:=[.I4] * 0.65" office:value-type="currency" office:currency="AUD" office:value="43.85095" calcext:value-type="currency">
            <text:p>$43.85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11" table:formula="of:=[.C5]*[.F5]*(1+[.E5])" office:value-type="currency" office:currency="AUD" office:value="5.17" calcext:value-type="currency">
            <text:p>$5.17</text:p>
          </table:table-cell>
          <table:table-cell table:style-name="ce11" table:formula="of:=[.G5] * 0.65" office:value-type="currency" office:currency="AUD" office:value="3.3605" calcext:value-type="currency">
            <text:p>$3.36</text:p>
          </table:table-cell>
          <table:table-cell table:style-name="ce11" table:formula="of:=[.I4]+[.G5]" office:value-type="currency" office:currency="AUD" office:value="72.633" calcext:value-type="currency">
            <text:p>$72.63</text:p>
          </table:table-cell>
          <table:table-cell table:style-name="ce11" table:formula="of:=[.I5] * 0.65" office:value-type="currency" office:currency="AUD" office:value="47.21145" calcext:value-type="currency">
            <text:p>$47.21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11" table:formula="of:=[.C6]*[.F6]*(1+[.E6])" office:value-type="currency" office:currency="AUD" office:value="6.534" calcext:value-type="currency">
            <text:p>$6.53</text:p>
          </table:table-cell>
          <table:table-cell table:style-name="ce11" table:formula="of:=[.G6] * 0.65" office:value-type="currency" office:currency="AUD" office:value="4.2471" calcext:value-type="currency">
            <text:p>$4.25</text:p>
          </table:table-cell>
          <table:table-cell table:style-name="ce11" table:formula="of:=[.I5]+[.G6]" office:value-type="currency" office:currency="AUD" office:value="79.167" calcext:value-type="currency">
            <text:p>$79.17</text:p>
          </table:table-cell>
          <table:table-cell table:style-name="ce11" table:formula="of:=[.I6] * 0.65" office:value-type="currency" office:currency="AUD" office:value="51.45855" calcext:value-type="currency">
            <text:p>$51.46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11" table:formula="of:=[.C7]*[.F7]*(1+[.E7])" office:value-type="currency" office:currency="AUD" office:value="2.14" calcext:value-type="currency">
            <text:p>$2.14</text:p>
          </table:table-cell>
          <table:table-cell table:style-name="ce11" table:formula="of:=[.G7] * 0.65" office:value-type="currency" office:currency="AUD" office:value="1.391" calcext:value-type="currency">
            <text:p>$1.39</text:p>
          </table:table-cell>
          <table:table-cell table:style-name="ce11" table:formula="of:=[.I6]+[.G7]" office:value-type="currency" office:currency="AUD" office:value="81.307" calcext:value-type="currency">
            <text:p>$81.31</text:p>
          </table:table-cell>
          <table:table-cell table:style-name="ce11" table:formula="of:=[.I7] * 0.65" office:value-type="currency" office:currency="AUD" office:value="52.84955" calcext:value-type="currency">
            <text:p>$52.85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table:number-columns-repeated="6"/>
          <table:table-cell table:style-name="ce11" table:formula="of:=[.C8]*[.F8]*(1+[.E8])" office:value-type="currency" office:currency="AUD" office:value="0" calcext:value-type="currency">
            <text:p>$0.00</text:p>
          </table:table-cell>
          <table:table-cell table:style-name="ce11" table:formula="of:=[.G8] * 0.65" office:value-type="currency" office:currency="AUD" office:value="0" calcext:value-type="currency">
            <text:p>$0.00</text:p>
          </table:table-cell>
          <table:table-cell table:style-name="ce11" table:formula="of:=[.I7]+[.G8]" office:value-type="currency" office:currency="AUD" office:value="81.307" calcext:value-type="currency">
            <text:p>$81.31</text:p>
          </table:table-cell>
          <table:table-cell table:style-name="ce11" table:formula="of:=[.I8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9]*[.F9]*(1+[.E9])" office:value-type="currency" office:currency="AUD" office:value="0" calcext:value-type="currency">
            <text:p>$0.00</text:p>
          </table:table-cell>
          <table:table-cell table:style-name="ce11" table:formula="of:=[.G9] * 0.65" office:value-type="currency" office:currency="AUD" office:value="0" calcext:value-type="currency">
            <text:p>$0.00</text:p>
          </table:table-cell>
          <table:table-cell table:style-name="ce11" table:formula="of:=[.I8]+[.G9]" office:value-type="currency" office:currency="AUD" office:value="81.307" calcext:value-type="currency">
            <text:p>$81.31</text:p>
          </table:table-cell>
          <table:table-cell table:style-name="ce11" table:formula="of:=[.I9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10]*[.F10]*(1+[.E10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9]+[.G10]" office:value-type="currency" office:currency="AUD" office:value="81.307" calcext:value-type="currency">
            <text:p>$81.31</text:p>
          </table:table-cell>
          <table:table-cell table:style-name="ce11" table:formula="of:=[.I10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11]*[.F11]*(1+[.E11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10]+[.G11]" office:value-type="currency" office:currency="AUD" office:value="81.307" calcext:value-type="currency">
            <text:p>$81.31</text:p>
          </table:table-cell>
          <table:table-cell table:style-name="ce11" table:formula="of:=[.I11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11" table:formula="of:=[.C12]*[.F12]*(1+[.E12])" office:value-type="currency" office:currency="AUD" office:value="0" calcext:value-type="currency">
            <text:p>$0.00</text:p>
          </table:table-cell>
          <table:table-cell table:style-name="ce11"/>
          <table:table-cell table:style-name="ce11" table:formula="of:=[.I11]+[.G12]" office:value-type="currency" office:currency="AUD" office:value="81.307" calcext:value-type="currency">
            <text:p>$81.31</text:p>
          </table:table-cell>
          <table:table-cell table:style-name="ce11" table:formula="of:=[.I12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11"/>
          <table:table-cell table:style-name="ce11" table:formula="of:=[.I12]+[.G13]" office:value-type="currency" office:currency="AUD" office:value="81.307" calcext:value-type="currency">
            <text:p>$81.31</text:p>
          </table:table-cell>
          <table:table-cell table:style-name="ce11" table:formula="of:=[.I13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11"/>
          <table:table-cell table:style-name="ce11" table:formula="of:=[.I13]+[.G14]" office:value-type="currency" office:currency="AUD" office:value="81.307" calcext:value-type="currency">
            <text:p>$81.31</text:p>
          </table:table-cell>
          <table:table-cell table:style-name="ce11" table:formula="of:=[.I14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11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08:34:42.23069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02T12:35:22.640632700</dc:date>
    <meta:editing-duration>PT14M15S</meta:editing-duration>
    <meta:editing-cycles>4</meta:editing-cycles>
    <meta:generator>LibreOffice/25.8.2.2$Windows_X86_64 LibreOffice_project/d401f2107ccab8f924a8e2df40f573aab7605b6f</meta:generator>
    <meta:document-statistic meta:table-count="1" meta:cell-count="93" meta:object-count="0"/>
  </office:meta>
</office:document-meta>
</file>